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193in" fo:border="0.0008in solid #d9d9e3"/>
    </style:style>
    <style:style style:name="P2" style:family="paragraph" style:parent-style-name="Standard">
      <style:paragraph-properties fo:margin-top="0in" fo:margin-bottom="0.1965in" fo:padding="0.0193in" fo:border="0.0008in solid #d9d9e3"/>
    </style:style>
    <style:style style:name="P3" style:family="paragraph" style:parent-style-name="Text_20_body" style:list-style-name="L1">
      <style:paragraph-properties fo:margin-top="0in" fo:margin-bottom="0in" fo:padding="0.0193in" fo:border="0.0008in solid #d9d9e3"/>
    </style:style>
    <style:style style:name="P4" style:family="paragraph" style:parent-style-name="Text_20_body" style:list-style-name="L2">
      <style:paragraph-properties fo:margin-top="0in" fo:margin-bottom="0in" fo:padding="0.0193in" fo:border="0.0008in solid #d9d9e3"/>
    </style:style>
    <style:style style:name="P5" style:family="paragraph" style:parent-style-name="Text_20_body" style:list-style-name="L3">
      <style:paragraph-properties fo:margin-top="0in" fo:margin-bottom="0in" fo:padding="0.0193in" fo:border="0.0008in solid #d9d9e3"/>
    </style:style>
    <style:style style:name="P6" style:family="paragraph" style:parent-style-name="Text_20_body" style:list-style-name="L4">
      <style:paragraph-properties fo:margin-top="0in" fo:margin-bottom="0in" fo:padding="0.0193in" fo:border="0.0008in solid #d9d9e3"/>
    </style:style>
    <style:style style:name="P7" style:family="paragraph" style:parent-style-name="Text_20_body" style:list-style-name="L5">
      <style:paragraph-properties fo:margin-top="0in" fo:margin-bottom="0in" fo:padding="0.0193in" fo:border="0.0008in solid #d9d9e3"/>
    </style:style>
    <style:style style:name="P8" style:family="paragraph" style:parent-style-name="Text_20_body" style:list-style-name="L6">
      <style:paragraph-properties fo:margin-top="0in" fo:margin-bottom="0in" fo:padding="0.0193in" fo:border="0.0008in solid #d9d9e3"/>
    </style:style>
    <style:style style:name="P9" style:family="paragraph" style:parent-style-name="Text_20_body" style:list-style-name="L7">
      <style:paragraph-properties fo:margin-top="0in" fo:margin-bottom="0in" fo:padding="0.0193in" fo:border="0.0008in solid #d9d9e3"/>
    </style:style>
    <style:style style:name="P10" style:family="paragraph" style:parent-style-name="Text_20_body" style:list-style-name="L8">
      <style:paragraph-properties fo:margin-top="0in" fo:margin-bottom="0in" fo:padding="0.0193in" fo:border="0.0008in solid #d9d9e3"/>
    </style:style>
    <style:style style:name="P11" style:family="paragraph" style:parent-style-name="Text_20_body" style:list-style-name="L9">
      <style:paragraph-properties fo:margin-top="0in" fo:margin-bottom="0in" fo:padding="0.0193in" fo:border="0.0008in solid #d9d9e3"/>
    </style:style>
    <style:style style:name="P12" style:family="paragraph" style:parent-style-name="Text_20_body" style:list-style-name="L10">
      <style:paragraph-properties fo:margin-top="0in" fo:margin-bottom="0in" fo:padding="0.0193in" fo:border="0.0008in solid #d9d9e3"/>
    </style:style>
    <style:style style:name="P13" style:family="paragraph" style:parent-style-name="Text_20_body" style:list-style-name="L11">
      <style:paragraph-properties fo:margin-top="0in" fo:margin-bottom="0in" fo:padding="0.0193in" fo:border="0.0008in solid #d9d9e3"/>
    </style:style>
    <style:style style:name="P14" style:family="paragraph" style:parent-style-name="Text_20_body" style:list-style-name="L12">
      <style:paragraph-properties fo:margin-top="0in" fo:margin-bottom="0in" fo:padding="0.0193in" fo:border="0.0008in solid #d9d9e3"/>
    </style:style>
    <style:style style:name="P15" style:family="paragraph" style:parent-style-name="Text_20_body" style:list-style-name="L13">
      <style:paragraph-properties fo:margin-top="0in" fo:margin-bottom="0in" fo:padding="0.0193in" fo:border="0.0008in solid #d9d9e3"/>
    </style:style>
    <style:style style:name="P16" style:family="paragraph" style:parent-style-name="Text_20_body" style:list-style-name="L14">
      <style:paragraph-properties fo:margin-top="0in" fo:margin-bottom="0in" fo:padding="0.0193in" fo:border="0.0008in solid #d9d9e3"/>
    </style:style>
    <style:style style:name="P17" style:family="paragraph" style:parent-style-name="Text_20_body" style:list-style-name="L15">
      <style:paragraph-properties fo:margin-top="0in" fo:margin-bottom="0in" fo:padding="0.0193in" fo:border="0.0008in solid #d9d9e3"/>
    </style:style>
    <style:style style:name="P18" style:family="paragraph" style:parent-style-name="Text_20_body" style:list-style-name="L16">
      <style:paragraph-properties fo:margin-top="0in" fo:margin-bottom="0in" fo:padding="0.0193in" fo:border="0.0008in solid #d9d9e3"/>
    </style:style>
    <style:style style:name="P19" style:family="paragraph" style:parent-style-name="Text_20_body">
      <style:paragraph-properties fo:padding="0.0193in" fo:border="0.0008in solid #d9d9e3"/>
    </style:style>
    <style:style style:name="P20" style:family="paragraph" style:parent-style-name="Text_20_body" style:list-style-name="L1">
      <style:paragraph-properties fo:padding="0.0193in" fo:border="0.0008in solid #d9d9e3"/>
    </style:style>
    <style:style style:name="P21" style:family="paragraph" style:parent-style-name="Text_20_body" style:list-style-name="L2">
      <style:paragraph-properties fo:padding="0.0193in" fo:border="0.0008in solid #d9d9e3"/>
    </style:style>
    <style:style style:name="P22" style:family="paragraph" style:parent-style-name="Text_20_body" style:list-style-name="L3">
      <style:paragraph-properties fo:padding="0.0193in" fo:border="0.0008in solid #d9d9e3"/>
    </style:style>
    <style:style style:name="P23" style:family="paragraph" style:parent-style-name="Text_20_body" style:list-style-name="L4">
      <style:paragraph-properties fo:padding="0.0193in" fo:border="0.0008in solid #d9d9e3"/>
    </style:style>
    <style:style style:name="P24" style:family="paragraph" style:parent-style-name="Text_20_body" style:list-style-name="L5">
      <style:paragraph-properties fo:padding="0.0193in" fo:border="0.0008in solid #d9d9e3"/>
    </style:style>
    <style:style style:name="P25" style:family="paragraph" style:parent-style-name="Text_20_body" style:list-style-name="L6">
      <style:paragraph-properties fo:padding="0.0193in" fo:border="0.0008in solid #d9d9e3"/>
    </style:style>
    <style:style style:name="P26" style:family="paragraph" style:parent-style-name="Text_20_body" style:list-style-name="L7">
      <style:paragraph-properties fo:padding="0.0193in" fo:border="0.0008in solid #d9d9e3"/>
    </style:style>
    <style:style style:name="P27" style:family="paragraph" style:parent-style-name="Text_20_body" style:list-style-name="L8">
      <style:paragraph-properties fo:padding="0.0193in" fo:border="0.0008in solid #d9d9e3"/>
    </style:style>
    <style:style style:name="P28" style:family="paragraph" style:parent-style-name="Text_20_body" style:list-style-name="L9">
      <style:paragraph-properties fo:padding="0.0193in" fo:border="0.0008in solid #d9d9e3"/>
    </style:style>
    <style:style style:name="P29" style:family="paragraph" style:parent-style-name="Text_20_body" style:list-style-name="L10">
      <style:paragraph-properties fo:padding="0.0193in" fo:border="0.0008in solid #d9d9e3"/>
    </style:style>
    <style:style style:name="P30" style:family="paragraph" style:parent-style-name="Text_20_body" style:list-style-name="L11">
      <style:paragraph-properties fo:padding="0.0193in" fo:border="0.0008in solid #d9d9e3"/>
    </style:style>
    <style:style style:name="P31" style:family="paragraph" style:parent-style-name="Text_20_body" style:list-style-name="L12">
      <style:paragraph-properties fo:padding="0.0193in" fo:border="0.0008in solid #d9d9e3"/>
    </style:style>
    <style:style style:name="P32" style:family="paragraph" style:parent-style-name="Text_20_body" style:list-style-name="L13">
      <style:paragraph-properties fo:padding="0.0193in" fo:border="0.0008in solid #d9d9e3"/>
    </style:style>
    <style:style style:name="P33" style:family="paragraph" style:parent-style-name="Text_20_body" style:list-style-name="L14">
      <style:paragraph-properties fo:padding="0.0193in" fo:border="0.0008in solid #d9d9e3"/>
    </style:style>
    <style:style style:name="P34" style:family="paragraph" style:parent-style-name="Text_20_body" style:list-style-name="L15">
      <style:paragraph-properties fo:padding="0.0193in" fo:border="0.0008in solid #d9d9e3"/>
    </style:style>
    <style:style style:name="P35" style:family="paragraph" style:parent-style-name="Text_20_body" style:list-style-name="L16">
      <style:paragraph-properties fo:padding="0.0193in" fo:border="0.0008in solid #d9d9e3"/>
    </style:style>
    <style:style style:name="P36" style:family="paragraph" style:parent-style-name="Heading_20_3">
      <style:paragraph-properties fo:padding="0.0193in" fo:border="0.0008in solid #d9d9e3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0.0008in solid #d9d9e3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7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 text:start-value="10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 text:start-value="1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 text:start-value="1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 text:start-value="16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 text:start-value="18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number text:level="1" text:style-name="Numbering_20_Symbols" style:num-suffix="." style:num-format="1" text:start-value="20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number text:level="1" text:style-name="Numbering_20_Symbols" style:num-suffix="." style:num-format="1" text:start-value="2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">
      <text:list-level-style-number text:level="1" text:style-name="Numbering_20_Symbols" style:num-suffix="." style:num-format="1" text:start-value="2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2">
      <text:list-level-style-number text:level="1" text:style-name="Numbering_20_Symbols" style:num-suffix="." style:num-format="1" text:start-value="26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3">
      <text:list-level-style-number text:level="1" text:style-name="Numbering_20_Symbols" style:num-suffix="." style:num-format="1" text:start-value="28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4">
      <text:list-level-style-number text:level="1" text:style-name="Numbering_20_Symbols" style:num-suffix="." style:num-format="1" text:start-value="30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5">
      <text:list-level-style-number text:level="1" text:style-name="Numbering_20_Symbols" style:num-suffix="." style:num-format="1" text:start-value="3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6">
      <text:list-level-style-number text:level="1" text:style-name="Numbering_20_Symbols" style:num-suffix="." style:num-format="1" text:start-value="3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Графический объект1" text:anchor-type="as-char" svg:width="0.2in" svg:height="0.2in" draw:z-index="0"><draw:image xlink:href="https://lh3.googleusercontent.com/a/AGNmyxbKHUQy-WPc0SjkrsYUa8QEj9MpQdbiP9GdVMeaag=s96-c" xlink:type="simple" xlink:show="embed" xlink:actuate="onLoad"/></draw:frame></text:p>
      <text:p text:style-name="P1">You</text:p>
      <text:p text:style-name="P1">советы по wordpress для разработчика - 50 штук, по категориям</text:p>
      <text:p text:style-name="P1">ChatGPT</text:p>
      <text:p text:style-name="P2">ChatGPT</text:p>
      <text:p text:style-name="P19">Конечно, вот 50 советов для разработчика WordPress, разбитых на категории:</text:p>
      <text:h text:style-name="P36" text:outline-level="3">Основы:</text:h>
      <text:list xml:id="list6023600750002760297" text:style-name="L1">
        <text:list-item>
          <text:p text:style-name="P3">**Изучите структуру файлов и каталогов WordPress для лучшего понимания его архитектуры.</text:p>
        </text:list-item>
        <text:list-item>
          <text:p text:style-name="P3">**Погрузитесь в документацию WordPress: это ваш лучший друг при разработке.</text:p>
        </text:list-item>
        <text:list-item>
          <text:p text:style-name="P20">**Изучите базовые языки веб-разработки: HTML, CSS, JavaScript, PHP.</text:p>
        </text:list-item>
      </text:list>
      <text:h text:style-name="P36" text:outline-level="3">Темы WordPress:</text:h>
      <text:list xml:id="list4416160808594813107" text:style-name="L2">
        <text:list-item>
          <text:p text:style-name="P4">**Изучите иерархию шаблонов: это ключевой элемент для создания пользовательских тем.</text:p>
        </text:list-item>
        <text:list-item>
          <text:p text:style-name="P4">**Практикуйтесь в разработке тем, начиная с простых и переходя к более сложным.</text:p>
        </text:list-item>
        <text:list-item>
          <text:p text:style-name="P21">**Погрузитесь в адаптивную верстку: современные темы должны быть мобильно-дружественными.</text:p>
        </text:list-item>
      </text:list>
      <text:h text:style-name="P36" text:outline-level="3">Плагины WordPress:</text:h>
      <text:list xml:id="list5748148094095605513" text:style-name="L3">
        <text:list-item>
          <text:p text:style-name="P5">**Изучите хуки и фильтры: они позволяют вам изменять и расширять функциональность WordPress.</text:p>
        </text:list-item>
        <text:list-item>
          <text:p text:style-name="P5">**Практикуйтесь в создании собственных плагинов для решения специфических задач.</text:p>
        </text:list-item>
        <text:list-item>
          <text:p text:style-name="P22">**Ознакомьтесь с процессом публикации плагинов в официальном репозитории WordPress.</text:p>
        </text:list-item>
      </text:list>
      <text:h text:style-name="P36" text:outline-level="3">Таксономии и типы записей:</text:h>
      <text:list xml:id="list3758013860657831733" text:style-name="L4">
        <text:list-item>
          <text:p text:style-name="P6">**Изучите создание пользовательских таксономий и типов записей: это помогает организовать контент.</text:p>
        </text:list-item>
        <text:list-item>
          <text:p text:style-name="P23">**Практикуйтесь в создании пользовательских полей для типов записей: удобное управление контентом.</text:p>
        </text:list-item>
      </text:list>
      <text:h text:style-name="P36" text:outline-level="3">API и разработка приложений:</text:h>
      <text:list xml:id="list520138281889621838" text:style-name="L5">
        <text:list-item>
          <text:p text:style-name="P7">**Познакомьтесь с REST API WordPress: откройте для себя возможности создания приложений на основе WordPress.</text:p>
        </text:list-item>
        <text:list-item>
          <text:p text:style-name="P24">**Практикуйтесь в использовании API для интеграции WordPress с другими приложениями и сервисами.</text:p>
        </text:list-item>
      </text:list>
      <text:h text:style-name="P36" text:outline-level="3">Оптимизация и производительность:</text:h>
      <text:list xml:id="list2133787952117594537" text:style-name="L6">
        <text:list-item>
          <text:p text:style-name="P8">**Изучите методы оптимизации загрузки сайта: кэширование, сжатие файлов, оптимизация изображений.</text:p>
        </text:list-item>
        <text:list-item>
          <text:p text:style-name="P25"><text:soft-page-break/>**Погрузитесь в анализ производительности сайта: изучите инструменты для измерения скорости загрузки.</text:p>
        </text:list-item>
      </text:list>
      <text:h text:style-name="P36" text:outline-level="3">SEO и контент:</text:h>
      <text:list xml:id="list478860768094381046" text:style-name="L7">
        <text:list-item>
          <text:p text:style-name="P9">**Ознакомьтесь с базовыми принципами SEO и применяйте их в контенте.</text:p>
        </text:list-item>
        <text:list-item>
          <text:p text:style-name="P26">**Изучите, как управлять мета-данными и создавать SEO-дружественные URL-адреса.</text:p>
        </text:list-item>
      </text:list>
      <text:h text:style-name="P36" text:outline-level="3">Безопасность:</text:h>
      <text:list xml:id="list6839980785865356352" text:style-name="L8">
        <text:list-item>
          <text:p text:style-name="P10">**Изучите основы безопасности WordPress: регулярно обновляйте и бэкапьте сайт.</text:p>
        </text:list-item>
        <text:list-item>
          <text:p text:style-name="P27">**Практикуйтесь в использовании плагинов и настроек для защиты сайта от атак.</text:p>
        </text:list-item>
      </text:list>
      <text:h text:style-name="P36" text:outline-level="3">Администрирование и управление сайтом:</text:h>
      <text:list xml:id="list7485150647481475492" text:style-name="L9">
        <text:list-item>
          <text:p text:style-name="P11">**Ознакомьтесь с возможностями управления пользователями, их ролями и правами.</text:p>
        </text:list-item>
        <text:list-item>
          <text:p text:style-name="P28">**Изучите административные функции: установка, обновление, настройка тем и плагинов.</text:p>
        </text:list-item>
      </text:list>
      <text:h text:style-name="P36" text:outline-level="3">Кеширование и CDN:</text:h>
      <text:list xml:id="list7388524354993454367" text:style-name="L10">
        <text:list-item>
          <text:p text:style-name="P12">**Погрузитесь в работу с кешем: изучите методы кеширования для улучшения производительности.</text:p>
        </text:list-item>
        <text:list-item>
          <text:p text:style-name="P29">**Изучите интеграцию с CDN (Content Delivery Network) для ускорения загрузки контента.</text:p>
        </text:list-item>
      </text:list>
      <text:h text:style-name="P36" text:outline-level="3">Мультиязычность и локализация:</text:h>
      <text:list xml:id="list8944652949676637649" text:style-name="L11">
        <text:list-item>
          <text:p text:style-name="P13">**Изучите мультиязычные функции WordPress: поймите, как создавать сайты на нескольких языках.</text:p>
        </text:list-item>
        <text:list-item>
          <text:p text:style-name="P30">**Практикуйтесь в локализации сайтов: делайте сайты доступными на разных языках.</text:p>
        </text:list-item>
      </text:list>
      <text:h text:style-name="P36" text:outline-level="3">Работа с базой данных:</text:h>
      <text:list xml:id="list4858031859661274225" text:style-name="L12">
        <text:list-item>
          <text:p text:style-name="P14">**Ознакомьтесь с работой с базой данных WordPress: изучите основы создания, чтения, обновления и удаления данных.</text:p>
        </text:list-item>
        <text:list-item>
          <text:p text:style-name="P31">**Практикуйтесь в написании оптимизированных запросов к базе данных.</text:p>
        </text:list-item>
      </text:list>
      <text:h text:style-name="P36" text:outline-level="3">Тестирование и отладка:</text:h>
      <text:list xml:id="list1146589765987785244" text:style-name="L13">
        <text:list-item>
          <text:p text:style-name="P15">**Изучите методы тестирования и отладки кода: это поможет в поиске и исправлении ошибок.</text:p>
        </text:list-item>
        <text:list-item>
          <text:p text:style-name="P32">**Практикуйтесь в написании тестовых сценариев и использовании инструментов для отладки.</text:p>
        </text:list-item>
      </text:list>
      <text:h text:style-name="P36" text:outline-level="3"><text:soft-page-break/>Интеграция с другими сервисами:</text:h>
      <text:list xml:id="list7009579969683441167" text:style-name="L14">
        <text:list-item>
          <text:p text:style-name="P16">**Познакомьтесь с API сторонних сервисов: изучите возможности интеграции с различными платформами и сервисами.</text:p>
        </text:list-item>
        <text:list-item>
          <text:p text:style-name="P33">**Практикуйтесь в создании кастомных интеграций, используя API других сервисов.</text:p>
        </text:list-item>
      </text:list>
      <text:h text:style-name="P36" text:outline-level="3">Хостинг и деплоймент:</text:h>
      <text:list xml:id="list4618899101207538935" text:style-name="L15">
        <text:list-item>
          <text:p text:style-name="P17">**Ознакомьтесь с различными хостинг-провайдерами: выберите подходящий для вашего проекта.</text:p>
        </text:list-item>
        <text:list-item>
          <text:p text:style-name="P34">**Практикуйтесь в процессе деплоя: изучите методы установки и обновления WordPress на хостинге.</text:p>
        </text:list-item>
      </text:list>
      <text:h text:style-name="P36" text:outline-level="3">Сообщество и обучение:</text:h>
      <text:list xml:id="list6990537191647297049" text:style-name="L16">
        <text:list-item>
          <text:p text:style-name="P18">**Присоединитесь к WordPress сообществу: участвуйте в форумах, митапах, конференциях.</text:p>
        </text:list-item>
        <text:list-item>
          <text:p text:style-name="P35">**Обучайтесь у других: ищите менторов, принимайте участие в открытых проектах.</text:p>
        </text:list-item>
      </text:list>
      <text:p text:style-name="P19">Эти советы помогут вам углубиться в мир разработки на WordPress, развивать свои навыки и достигать новых высот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7S</meta:editing-duration>
    <meta:editing-cycles>3</meta:editing-cycles>
    <meta:generator>OpenOffice/4.1.14$Win32 OpenOffice.org_project/4114m1$Build-9811</meta:generator>
    <dc:date>2023-11-29T03:16:55.97</dc:date>
    <meta:document-statistic meta:table-count="0" meta:image-count="1" meta:object-count="0" meta:page-count="3" meta:paragraph-count="58" meta:word-count="488" meta:character-count="3761"/>
    <dc:creator>Dima Wide</dc:creator>
    <meta:user-defined meta:name="Info 1"/>
    <meta:user-defined meta:name="Info 2"/>
    <meta:user-defined meta:name="Info 3"/>
    <meta:user-defined meta:name="Info 4"/>
  </office:meta>
</office:document-meta>
</file>